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ltonian Tattoo" svg:font-family="'Miltonian Tattoo', sans-serif"/>
    <style:font-face style:name="inherit" svg:font-family="inherit"/>
    <style:font-face style:name="monospace" svg:font-family="monospace"/>
    <style:font-face style:name="monospace1"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348cm" fo:margin-left="-0.847cm" table:align="left" fo:background-color="#272822">
        <style:background-image/>
      </style:table-properties>
    </style:style>
    <style:style style:name="Table1.A" style:family="table-column">
      <style:table-column-properties style:column-width="1.247cm"/>
    </style:style>
    <style:style style:name="Table1.B" style:family="table-column">
      <style:table-column-properties style:column-width="18.101cm"/>
    </style:style>
    <style:style style:name="Table1.A1" style:family="table-cell">
      <style:table-cell-properties style:vertical-align="middle" fo:background-color="#272822" fo:padding="0cm" fo:border="none">
        <style:background-image/>
      </style:table-cell-properties>
    </style:style>
    <style:style style:name="Table1.B1" style:family="table-cell">
      <style:table-cell-properties style:vertical-align="middle" fo:padding="0cm" fo:border="none"/>
    </style:style>
    <style:style style:name="Table2" style:family="table">
      <style:table-properties style:width="18.501cm" fo:margin-left="0cm" table:align="left" fo:background-color="#272822">
        <style:background-image/>
      </style:table-properties>
    </style:style>
    <style:style style:name="Table2.A" style:family="table-column">
      <style:table-column-properties style:column-width="0.399cm"/>
    </style:style>
    <style:style style:name="Table2.B" style:family="table-column">
      <style:table-column-properties style:column-width="18.103cm"/>
    </style:style>
    <style:style style:name="Table2.A1" style:family="table-cell">
      <style:table-cell-properties style:vertical-align="middle" fo:background-color="#272822" fo:padding="0cm" fo:border="none">
        <style:background-image/>
      </style:table-cell-properties>
    </style:style>
    <style:style style:name="Table2.B1" style:family="table-cell">
      <style:table-cell-properties style:vertical-align="middle" fo:padding="0cm" fo:border="none"/>
    </style:style>
    <style:style style:name="Table3" style:family="table">
      <style:table-properties style:width="17.5cm" fo:margin-left="0cm" table:align="left" fo:background-color="#272822">
        <style:background-image/>
      </style:table-properties>
    </style:style>
    <style:style style:name="Table3.A" style:family="table-column">
      <style:table-column-properties style:column-width="0.399cm"/>
    </style:style>
    <style:style style:name="Table3.B" style:family="table-column">
      <style:table-column-properties style:column-width="17.101cm"/>
    </style:style>
    <style:style style:name="Table3.A1" style:family="table-cell">
      <style:table-cell-properties style:vertical-align="middle" fo:background-color="#272822" fo:padding="0cm" fo:border="none">
        <style:background-image/>
      </style:table-cell-properties>
    </style:style>
    <style:style style:name="Table3.B1" style:family="table-cell">
      <style:table-cell-properties style:vertical-align="middle" fo:padding="0cm" fo:border="none"/>
    </style:style>
    <style:style style:name="Table4" style:family="table">
      <style:table-properties style:width="18.597cm" fo:margin-left="0cm" table:align="left"/>
    </style:style>
    <style:style style:name="Table4.A" style:family="table-column">
      <style:table-column-properties style:column-width="0.399cm"/>
    </style:style>
    <style:style style:name="Table4.B" style:family="table-column">
      <style:table-column-properties style:column-width="18.198cm"/>
    </style:style>
    <style:style style:name="Table4.A1" style:family="table-cell">
      <style:table-cell-properties style:vertical-align="middle" fo:background-color="#272822" fo:padding="0cm" fo:border="none">
        <style:background-image/>
      </style:table-cell-properties>
    </style:style>
    <style:style style:name="Table4.B1" style:family="table-cell">
      <style:table-cell-properties style:vertical-align="middle" fo:padding="0cm" fo:border="none"/>
    </style:style>
    <style:style style:name="Table5" style:family="table">
      <style:table-properties style:width="15.875cm" table:align="left"/>
    </style:style>
    <style:style style:name="Table5.A" style:family="table-column">
      <style:table-column-properties style:column-width="0.399cm"/>
    </style:style>
    <style:style style:name="Table5.B" style:family="table-column">
      <style:table-column-properties style:column-width="15.476cm"/>
    </style:style>
    <style:style style:name="Table5.A1" style:family="table-cell">
      <style:table-cell-properties style:vertical-align="middle" fo:background-color="#272822" fo:padding="0cm" fo:border="none">
        <style:background-image/>
      </style:table-cell-properties>
    </style:style>
    <style:style style:name="Table5.B1" style:family="table-cell">
      <style:table-cell-properties style:vertical-align="middle" fo:padding="0cm" fo:border="none"/>
    </style:style>
    <style:style style:name="Table6" style:family="table">
      <style:table-properties style:width="16.484cm" table:align="left"/>
    </style:style>
    <style:style style:name="Table6.A" style:family="table-column">
      <style:table-column-properties style:column-width="0.399cm"/>
    </style:style>
    <style:style style:name="Table6.B" style:family="table-column">
      <style:table-column-properties style:column-width="16.085cm"/>
    </style:style>
    <style:style style:name="Table6.A1" style:family="table-cell">
      <style:table-cell-properties style:vertical-align="middle" fo:background-color="#272822" fo:padding="0cm" fo:border="none">
        <style:background-image/>
      </style:table-cell-properties>
    </style:style>
    <style:style style:name="Table6.B1" style:family="table-cell">
      <style:table-cell-properties style:vertical-align="middle" fo:padding="0cm" fo:border="none"/>
    </style:style>
    <style:style style:name="Table7" style:family="table">
      <style:table-properties style:width="17cm" table:align="left"/>
    </style:style>
    <style:style style:name="Table7.A" style:family="table-column">
      <style:table-column-properties style:column-width="0.584cm"/>
    </style:style>
    <style:style style:name="Table7.B" style:family="table-column">
      <style:table-column-properties style:column-width="16.417cm"/>
    </style:style>
    <style:style style:name="Table7.A1" style:family="table-cell">
      <style:table-cell-properties style:vertical-align="middle" fo:background-color="#272822" fo:padding="0cm" fo:border="none">
        <style:background-image/>
      </style:table-cell-properties>
    </style:style>
    <style:style style:name="Table7.B1" style:family="table-cell">
      <style:table-cell-properties style:vertical-align="middle" fo:padding="0cm" fo:border="none"/>
    </style:style>
    <style:style style:name="P1" style:family="paragraph" style:parent-style-name="Heading_20_1">
      <style:text-properties fo:font-variant="normal" fo:text-transform="none" fo:color="#dd0000" style:font-name="Miltonian Tattoo" fo:font-size="18pt" fo:letter-spacing="normal" fo:font-style="normal" fo:font-weight="bold"/>
    </style:style>
    <style:style style:name="P2" style:family="paragraph" style:parent-style-name="Heading_20_1">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666666" style:font-name="Miltonian Tattoo" fo:font-size="12pt" fo:letter-spacing="normal" fo:font-style="normal" fo:font-weight="normal"/>
    </style:style>
    <style:style style:name="P4" style:family="paragraph" style:parent-style-name="Standard">
      <style:paragraph-properties fo:margin-left="0cm" fo:margin-right="0cm" fo:orphans="2" fo:widows="2" fo:text-indent="0cm" style:auto-text-indent="false"/>
      <style:text-properties fo:font-variant="normal" fo:text-transform="none" fo:color="#666666" style:font-name="Miltonian Tattoo" fo:font-size="12pt" fo:letter-spacing="normal" fo:font-style="normal" fo:font-weight="normal"/>
    </style:style>
    <style:style style:name="P5" style:family="paragraph" style:parent-style-name="Standard">
      <style:paragraph-properties fo:margin-left="0cm" fo:margin-right="0cm" fo:margin-top="0cm" fo:margin-bottom="0cm" loext:contextual-spacing="false" fo:line-height="160%" fo:text-align="justify" style:justify-single-word="false" fo:orphans="2" fo:widows="2" fo:text-indent="0cm" style:auto-text-indent="false"/>
    </style:style>
    <style:style style:name="P6" style:family="paragraph" style:parent-style-name="Standard">
      <style:paragraph-properties fo:margin-left="0cm" fo:margin-right="0cm" fo:margin-top="0cm" fo:margin-bottom="0cm" loext:contextual-spacing="false" fo:line-height="160%" fo:orphans="2" fo:widows="2" fo:text-indent="0cm" style:auto-text-indent="false"/>
    </style:style>
    <style:style style:name="P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b85c00" style:font-name="inherit" fo:font-size="8.25pt" fo:letter-spacing="normal" fo:font-style="normal" fo:font-weight="normal" loext:padding="0cm" loext:border="none"/>
    </style:style>
    <style:style style:name="P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f8f8f2" fo:letter-spacing="normal" loext:padding="0cm" loext:border="none"/>
    </style:style>
    <style:style style:name="P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f8f8f2" fo:letter-spacing="normal" officeooo:paragraph-rsid="001fca5d" loext:padding="0cm" loext:border="none"/>
    </style:style>
    <style:style style:name="P1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f8f8f2" style:font-name="monospace" fo:font-size="8.25pt" fo:letter-spacing="normal" fo:font-style="normal" fo:font-weight="normal" loext:padding="0cm" loext:border="none"/>
    </style:style>
    <style:style style:name="P11"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style>
    <style:style style:name="P12" style:family="paragraph" style:parent-style-name="Heading_20_1">
      <style:paragraph-properties fo:margin-left="0cm" fo:margin-right="0cm" fo:margin-top="0cm" fo:margin-bottom="0cm" loext:contextual-spacing="false" fo:line-height="134%" fo:text-align="justify" style:justify-single-word="false" fo:orphans="2" fo:widows="2" fo:text-indent="0cm" style:auto-text-indent="false" fo:padding="0cm" fo:border="none"/>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13"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loext:padding="0cm" loext:border="none"/>
    </style:style>
    <style:style style:name="P14"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fo:background-color="#32322a" loext:padding="0cm" loext:border="none"/>
    </style:style>
    <style:style style:name="P1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1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loext:padding="0cm" loext:border="none"/>
    </style:style>
    <style:style style:name="P1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75715e" style:font-name="inherit" loext:padding="0cm" loext:border="none"/>
    </style:style>
    <style:style style:name="P18" style:family="paragraph" style:parent-style-name="Heading_20_2">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19" style:family="paragraph" style:parent-style-name="Heading_20_3">
      <style:text-properties fo:font-variant="normal" fo:text-transform="none" fo:color="#dd0000" style:font-name="inherit" fo:font-size="12pt" fo:letter-spacing="normal" fo:font-style="normal" fo:font-weight="bold" loext:padding="0cm" loext:border="none"/>
    </style:style>
    <style:style style:name="P20" style:family="paragraph" style:parent-style-name="Heading_20_3">
      <style:text-properties fo:font-variant="normal" fo:text-transform="none" fo:color="#dd0000" style:font-name="inherit" fo:font-size="16.5pt" fo:letter-spacing="normal" fo:font-style="normal" fo:font-weight="bold" loext:padding="0cm" loext:border="none"/>
    </style:style>
    <style:style style:name="P21" style:family="paragraph" style:parent-style-name="Heading_20_3">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22" style:family="paragraph" style:parent-style-name="Standard">
      <style:text-properties fo:font-variant="normal" fo:text-transform="none" fo:color="#666666" style:font-name="inherit" fo:font-size="12pt" fo:letter-spacing="normal" fo:font-style="normal" fo:font-weight="normal"/>
    </style:style>
    <style:style style:name="P23" style:family="paragraph" style:parent-style-name="Standard">
      <style:text-properties officeooo:paragraph-rsid="00260476"/>
    </style:style>
    <style:style style:name="P24" style:family="paragraph" style:parent-style-name="Standard">
      <style:text-properties fo:font-size="13pt" style:font-size-asian="13pt" style:font-size-complex="13pt"/>
    </style:style>
    <style:style style:name="P2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f8f8f2" style:font-name="inherit" fo:font-size="8.25pt" fo:letter-spacing="normal" fo:font-style="normal" fo:font-weight="normal" loext:padding="0cm" loext:border="none"/>
    </style:style>
    <style:style style:name="P26" style:family="paragraph" style:parent-style-name="Standard">
      <style:paragraph-properties fo:margin-left="0cm" fo:margin-right="0cm" fo:margin-top="0cm" fo:margin-bottom="0cm" loext:contextual-spacing="false" fo:line-height="160%" fo:orphans="2" fo:widows="2" fo:text-indent="0cm" style:auto-text-indent="false"/>
    </style:style>
    <style:style style:name="P27" style:family="paragraph" style:parent-style-name="Standard">
      <style:paragraph-properties fo:margin-left="0cm" fo:margin-right="0cm" fo:margin-top="0cm" fo:margin-bottom="0cm" loext:contextual-spacing="false" fo:orphans="2" fo:widows="2" fo:text-indent="0cm" style:auto-text-indent="false"/>
    </style:style>
    <style:style style:name="P28" style:family="paragraph" style:parent-style-name="Standard">
      <style:paragraph-properties fo:margin-left="0cm" fo:margin-right="0cm" fo:margin-top="0cm" fo:margin-bottom="0cm" loext:contextual-spacing="false" fo:orphans="2" fo:widows="2" fo:text-indent="0cm" style:auto-text-indent="false"/>
      <style:text-properties officeooo:paragraph-rsid="00260476"/>
    </style:style>
    <style:style style:name="P29" style:family="paragraph" style:parent-style-name="Standard">
      <style:paragraph-properties fo:margin-left="0cm" fo:margin-right="0cm" fo:orphans="2" fo:widows="2" fo:text-indent="0cm" style:auto-text-indent="false"/>
      <style:text-properties fo:font-variant="normal" fo:text-transform="none" fo:color="#666666" style:font-name="Miltonian Tattoo" fo:font-size="12pt" fo:letter-spacing="normal" fo:font-style="normal" fo:font-weight="normal"/>
    </style:style>
    <style:style style:name="P30" style:family="paragraph" style:parent-style-name="Standard">
      <style:paragraph-properties fo:margin-left="0cm" fo:margin-right="0cm" fo:orphans="2" fo:widows="2" fo:text-indent="0cm" style:auto-text-indent="false"/>
      <style:text-properties fo:font-variant="normal" fo:text-transform="none" fo:color="#666666" style:font-name="Miltonian Tattoo" fo:font-size="12pt" fo:letter-spacing="normal" fo:font-style="normal" fo:font-weight="normal" officeooo:paragraph-rsid="0025adca"/>
    </style:style>
    <style:style style:name="P31" style:family="paragraph" style:parent-style-name="Standard">
      <style:paragraph-properties fo:margin-left="0cm" fo:margin-right="0cm" fo:orphans="2" fo:widows="2" fo:text-indent="0cm" style:auto-text-indent="false"/>
    </style:style>
    <style:style style:name="P3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33"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style>
    <style:style style:name="P34" style:family="paragraph" style:parent-style-name="Text_20_body">
      <style:paragraph-properties fo:margin-left="0cm" fo:margin-right="0cm" fo:text-indent="0cm" style:auto-text-indent="false"/>
    </style:style>
    <style:style style:name="P35" style:family="paragraph" style:parent-style-name="Text_20_body">
      <style:paragraph-properties fo:margin-left="0cm" fo:margin-right="0cm" fo:orphans="2" fo:widows="2" fo:text-indent="0cm" style:auto-text-indent="false"/>
    </style:style>
    <style:style style:name="P36" style:family="paragraph" style:parent-style-name="Heading_20_1">
      <style:paragraph-properties fo:margin-left="0cm" fo:margin-right="0cm" fo:margin-top="0cm" fo:margin-bottom="0cm" loext:contextual-spacing="false" fo:line-height="134%" fo:text-align="justify" style:justify-single-word="false" fo:orphans="2" fo:widows="2" fo:text-indent="0cm" style:auto-text-indent="false" fo:padding="0cm" fo:border="none"/>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37" style:family="paragraph" style:parent-style-name="Heading_20_1">
      <style:paragraph-properties fo:margin-left="0cm" fo:margin-right="0cm" fo:margin-top="0cm" fo:margin-bottom="0cm" loext:contextual-spacing="false" fo:line-height="134%" fo:orphans="2" fo:widows="2" fo:text-indent="0cm" style:auto-text-indent="false" fo:padding="0cm" fo:border="none"/>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38" style:family="paragraph" style:parent-style-name="Heading_20_1">
      <style:paragraph-properties fo:margin-left="0cm" fo:margin-right="0cm" fo:margin-top="0cm" fo:margin-bottom="0cm" loext:contextual-spacing="false" fo:line-height="134%" fo:orphans="2" fo:widows="2" fo:text-indent="0cm" style:auto-text-indent="false" fo:padding="0cm" fo:border="none"/>
      <style:text-properties fo:font-variant="normal" fo:text-transform="none" fo:color="#dd0000" style:font-name="inherit" fo:font-size="18pt" fo:letter-spacing="normal" fo:font-style="normal" fo:font-weight="bold" loext:padding="0cm" loext:border="none"/>
    </style:style>
    <style:style style:name="P39" style:family="paragraph" style:parent-style-name="Heading_20_3">
      <style:paragraph-properties fo:margin-left="0cm" fo:margin-right="0cm" fo:margin-top="0cm" fo:margin-bottom="0cm" loext:contextual-spacing="false" fo:line-height="110%" fo:orphans="2" fo:widows="2" fo:text-indent="0cm" style:auto-text-indent="false" fo:padding="0cm" fo:border="none"/>
      <style:text-properties fo:font-variant="normal" fo:text-transform="none" fo:color="#dd0000" style:font-name="inherit" fo:font-size="16.5pt" fo:letter-spacing="normal" fo:font-style="normal" fo:font-weight="bold" loext:padding="0cm" loext:border="none"/>
    </style:style>
    <style:style style:name="P4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f8f8f2" style:font-name="inherit" loext:padding="0cm" loext:border="none"/>
    </style:style>
    <style:style style:name="P41"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loext:padding="0cm" loext:border="none"/>
    </style:style>
    <style:style style:name="P42"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fo:background-color="#32322a" loext:padding="0cm" loext:border="none"/>
    </style:style>
    <style:style style:name="P4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4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loext:padding="0cm" loext:border="none"/>
    </style:style>
    <style:style style:name="P4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75715e" style:font-name="inherit" loext:padding="0cm" loext:border="none"/>
    </style:style>
    <style:style style:name="P46" style:family="paragraph" style:parent-style-name="Table_20_Contents">
      <style:paragraph-properties fo:margin-left="0cm" fo:margin-right="0cm" fo:text-indent="0cm" style:auto-text-indent="false"/>
      <style:text-properties fo:font-size="2pt" style:font-size-asian="2pt" style:font-size-complex="2pt"/>
    </style:style>
    <style:style style:name="T1" style:family="text">
      <style:text-properties fo:font-variant="normal" fo:text-transform="none" fo:color="#666666" style:font-name="inherit" fo:font-size="12pt" fo:letter-spacing="normal" fo:font-style="normal" fo:font-weight="normal"/>
    </style:style>
    <style:style style:name="T2" style:family="text">
      <style:text-properties fo:font-variant="normal" fo:text-transform="none" fo:color="#666666" style:font-name="inherit" fo:font-size="11.25pt" fo:letter-spacing="normal" fo:font-style="normal" fo:font-weight="bold" loext:padding="0cm" loext:border="none"/>
    </style:style>
    <style:style style:name="T3" style:family="text">
      <style:text-properties fo:font-variant="normal" fo:text-transform="none" fo:color="#666666" style:font-name="inherit" fo:font-size="11.25pt" fo:letter-spacing="normal" fo:font-style="italic" fo:font-weight="normal" loext:padding="0cm" loext:border="none"/>
    </style:style>
    <style:style style:name="T4" style:family="text">
      <style:text-properties fo:font-variant="normal" fo:text-transform="none" fo:color="#666666" style:font-name="Miltonian Tattoo" fo:font-size="12pt" fo:letter-spacing="normal" fo:font-style="normal" fo:font-weight="normal"/>
    </style:style>
    <style:style style:name="T5" style:family="text">
      <style:text-properties fo:font-variant="normal" fo:text-transform="none" fo:color="#666666" style:font-name="Miltonian Tattoo" fo:font-size="12pt" fo:letter-spacing="normal" fo:font-style="normal" fo:font-weight="normal" loext:padding="0cm" loext:border="none"/>
    </style:style>
    <style:style style:name="T6" style:family="text">
      <style:text-properties fo:font-variant="normal" fo:text-transform="none" fo:color="#666666" style:font-name="Miltonian Tattoo" fo:font-size="12pt" fo:letter-spacing="normal" fo:font-weight="normal" loext:padding="0cm" loext:border="none"/>
    </style:style>
    <style:style style:name="T7" style:family="text">
      <style:text-properties fo:font-variant="normal" fo:text-transform="none" fo:color="#666666" style:font-name="monospace1" fo:font-size="11.25pt" fo:letter-spacing="normal" fo:font-style="normal" fo:font-weight="normal"/>
    </style:style>
    <style:style style:name="T8" style:family="text">
      <style:text-properties fo:font-variant="normal" fo:text-transform="none" fo:color="#666666" style:font-name="monospace1" fo:font-size="11.25pt" fo:letter-spacing="normal" fo:font-style="normal" fo:font-weight="normal" loext:padding="0cm" loext:border="none"/>
    </style:style>
    <style:style style:name="T9" style:family="text">
      <style:text-properties fo:font-variant="normal" fo:text-transform="none" fo:color="#666666" style:font-name="monospace1" fo:font-size="11.25pt" fo:letter-spacing="normal" fo:font-style="normal" fo:font-weight="bold" loext:padding="0cm" loext:border="none"/>
    </style:style>
    <style:style style:name="T10" style:family="text">
      <style:text-properties fo:font-variant="normal" fo:text-transform="none" fo:color="#666666" style:font-name="monospace1" fo:font-size="11.25pt" fo:letter-spacing="normal" fo:font-style="italic" fo:font-weight="normal" loext:padding="0cm" loext:border="none"/>
    </style:style>
    <style:style style:name="T11" style:family="text">
      <style:text-properties fo:font-variant="normal" fo:text-transform="none" fo:color="#666666" fo:letter-spacing="normal"/>
    </style:style>
    <style:style style:name="T12" style:family="text">
      <style:text-properties fo:font-variant="normal" fo:text-transform="none" fo:color="#00ffff" style:font-name="inherit" fo:font-size="12pt" fo:letter-spacing="normal" fo:font-style="normal" fo:font-weight="normal" loext:padding="0cm" loext:border="none"/>
    </style:style>
    <style:style style:name="T13" style:family="text">
      <style:text-properties fo:font-variant="normal" fo:text-transform="none" fo:color="#dd0000" style:font-name="inherit" fo:font-size="13pt" fo:letter-spacing="normal" fo:font-style="normal" fo:font-weight="bold" style:font-size-asian="13pt" style:font-size-complex="13pt" loext:padding="0cm" loext:border="none"/>
    </style:style>
    <style:style style:name="T14" style:family="text">
      <style:text-properties fo:font-variant="normal" fo:text-transform="none" fo:color="#dd0000" style:font-name="monospace1" fo:font-size="13pt" fo:letter-spacing="normal" fo:font-style="normal" fo:font-weight="bold" style:font-size-asian="13pt" style:font-size-complex="13pt" loext:padding="0cm" loext:border="none"/>
    </style:style>
    <style:style style:name="T15" style:family="text">
      <style:text-properties fo:font-variant="normal" fo:text-transform="none" fo:color="#ff0000" style:font-name="Miltonian Tattoo" fo:font-size="12pt" fo:letter-spacing="normal" fo:font-style="normal" fo:font-weight="bold" loext:padding="0cm" loext:border="none"/>
    </style:style>
    <style:style style:name="T16" style:family="text">
      <style:text-properties fo:font-variant="normal" fo:text-transform="none" fo:color="#6699cc" style:font-name="monospace1" fo:font-size="11.25pt" fo:letter-spacing="normal" fo:font-style="italic" fo:font-weight="normal"/>
    </style:style>
    <style:style style:name="T17" style:family="text">
      <style:text-properties fo:color="#666666" style:font-name="Miltonian Tattoo" fo:font-size="12pt" fo:letter-spacing="normal" fo:font-style="italic" fo:font-weight="normal" loext:padding="0cm" loext:border="none"/>
    </style:style>
    <style:style style:name="T18" style:family="text">
      <style:text-properties fo:color="#666666" style:font-name="monospace1" fo:font-size="11.25pt" fo:letter-spacing="normal" fo:font-style="italic" fo:font-weight="normal" loext:padding="0cm" loext:border="none"/>
    </style:style>
    <style:style style:name="T19" style:family="text">
      <style:text-properties fo:color="#a6e22d"/>
    </style:style>
    <style:style style:name="T20" style:family="text">
      <style:text-properties fo:color="#a6e22d" style:font-name="inherit"/>
    </style:style>
    <style:style style:name="T21" style:family="text">
      <style:text-properties fo:color="#a6e22d" style:font-name="inherit" fo:font-size="8.25pt" fo:font-style="normal" fo:font-weight="normal"/>
    </style:style>
    <style:style style:name="T22" style:family="text">
      <style:text-properties fo:color="#006fe0"/>
    </style:style>
    <style:style style:name="T23" style:family="text">
      <style:text-properties fo:color="#006fe0" style:font-name="monospace" fo:font-size="8.25pt" fo:font-style="normal" fo:font-weight="normal"/>
    </style:style>
    <style:style style:name="T24" style:family="text">
      <style:text-properties fo:color="#006fe0" style:font-name="inherit"/>
    </style:style>
    <style:style style:name="T25" style:family="text">
      <style:text-properties fo:color="#f92650"/>
    </style:style>
    <style:style style:name="T26" style:family="text">
      <style:text-properties fo:color="#f92650" style:font-name="inherit"/>
    </style:style>
    <style:style style:name="T27" style:family="text">
      <style:text-properties fo:color="#f92650" style:font-name="inherit" fo:font-size="8.25pt" fo:font-style="normal" fo:font-weight="normal"/>
    </style:style>
    <style:style style:name="T28" style:family="text">
      <style:text-properties fo:color="#f92650" style:font-name="inherit" fo:font-size="8.25pt" fo:font-style="normal" fo:font-weight="normal" officeooo:rsid="001fca5d"/>
    </style:style>
    <style:style style:name="T29" style:family="text">
      <style:text-properties fo:color="#f8f8f2"/>
    </style:style>
    <style:style style:name="T30" style:family="text">
      <style:text-properties fo:color="#f8f8f2" style:font-name="inherit"/>
    </style:style>
    <style:style style:name="T31" style:family="text">
      <style:text-properties style:font-name="inherit"/>
    </style:style>
    <style:style style:name="T32" style:family="text">
      <style:text-properties style:font-name="inherit" fo:font-size="8.25pt" fo:font-style="normal" fo:font-weight="normal"/>
    </style:style>
    <style:style style:name="T33" style:family="text">
      <style:text-properties style:font-name="monospace" fo:font-size="10.5pt" fo:font-weight="normal" style:font-name-asian="monospace" style:font-size-asian="10.5pt" style:font-weight-asian="normal" style:font-name-complex="monospace" style:font-size-complex="10.5pt" style:font-weight-complex="normal"/>
    </style:style>
    <style:style style:name="T34" style:family="text">
      <style:text-properties fo:color="#66d9ef"/>
    </style:style>
    <style:style style:name="T35" style:family="text">
      <style:text-properties fo:color="#66d9ef" style:font-name="inherit"/>
    </style:style>
    <style:style style:name="T36" style:family="text">
      <style:text-properties fo:color="#66d9ef" style:font-name="inherit" fo:font-size="8.25pt" fo:font-style="normal" fo:font-weight="normal"/>
    </style:style>
    <style:style style:name="T37" style:family="text">
      <style:text-properties fo:color="#b85c00" style:font-name="inherit" fo:font-size="8.25pt" fo:font-style="normal" fo:font-weight="normal"/>
    </style:style>
    <style:style style:name="T38" style:family="text">
      <style:text-properties officeooo:rsid="001fca5d"/>
    </style:style>
    <style:style style:name="T39" style:family="text">
      <style:text-properties fo:color="#868686" style:font-name="monospace" fo:font-size="10.5pt" fo:font-weight="normal" style:font-name-asian="monospace" style:font-size-asian="10.5pt" style:font-weight-asian="normal" style:font-name-complex="monospace" style:font-size-complex="10.5pt" style:font-weight-complex="normal"/>
    </style:style>
    <style:style style:name="T40" style:family="text">
      <style:text-properties fo:color="#e6db5d"/>
    </style:style>
    <style:style style:name="T41" style:family="text">
      <style:text-properties fo:color="#e6db5d" style:font-name="inherit"/>
    </style:style>
    <style:style style:name="T42" style:family="text">
      <style:text-properties fo:color="#75715e"/>
    </style:style>
    <style:style style:name="T43" style:family="text">
      <style:text-properties fo:color="#cccccc" style:text-line-through-style="none" style:text-line-through-type="none" style:font-name="inherit" fo:font-size="12pt" style:text-underline-style="none" style:text-blinking="false" fo:background-color="transparent" loext:char-shading-value="0" loext:padding="0cm" loext:border="none"/>
    </style:style>
    <style:style style:name="T44" style:family="text">
      <style:text-properties fo:color="#ae81ff"/>
    </style:style>
    <style:style style:name="T45" style:family="text">
      <style:text-properties officeooo:rsid="00260476"/>
    </style:style>
    <style:style style:name="T46" style:family="text">
      <style:text-properties fo:color="#6699cc" style:font-name="monospace1" fo:font-size="11.25pt" fo:font-style="italic"/>
    </style:style>
    <style:style style:name="T47" style:family="text">
      <style:text-properties fo:color="#6699cc" style:font-name="monospace1" fo:font-size="11.25pt" fo:letter-spacing="normal" fo:font-style="italic" fo:font-weight="normal"/>
    </style:style>
    <style:style style:name="T48" style:family="text">
      <style:text-properties fo:color="#6699cc" style:font-name="monospace1" fo:font-size="11.25pt" fo:letter-spacing="normal" fo:font-style="italic" fo:font-weight="normal" loext:padding="0cm" loext:border="none"/>
    </style:style>
    <style:style style:name="T49" style:family="text">
      <style:text-properties fo:color="#6699cc" style:font-name="monospace1" fo:font-size="11.25pt" fo:letter-spacing="normal" fo:font-style="italic" fo:font-weight="normal" officeooo:rsid="00260476"/>
    </style:style>
    <style:style style:name="T50" style:family="text">
      <style:text-properties fo:color="#6699cc" style:font-name="monospace1" fo:font-size="11.25pt" fo:letter-spacing="normal" fo:font-style="italic" fo:font-weight="normal" officeooo:rsid="00260476" loext:padding="0cm" loext:border="none"/>
    </style:style>
    <style:style style:name="T51" style:family="text">
      <style:text-properties fo:color="#6699cc" style:font-name="Miltonian Tattoo" fo:font-size="14.25pt" fo:letter-spacing="normal" fo:font-style="italic" fo:font-weight="normal"/>
    </style:style>
    <style:style style:name="T52" style:family="text">
      <style:text-properties fo:color="#6699cc" style:font-name="inherit" fo:font-size="11.25pt" fo:letter-spacing="normal" fo:font-style="italic" fo:font-weight="bold" loext:padding="0cm" loext:border="none"/>
    </style:style>
    <style:style style:name="Sect1" style:family="section">
      <style:section-properties fo:background-color="#272822"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Linux Device Driver Tutorial Part 11 – Sysfs in <text:tab/><text:tab/><text:tab/><text:tab/><text:tab/>Linux Kernel</text:h>
      <text:p text:style-name="Standard"/>
      <text:h text:style-name="P2" text:outline-level="1"><text:bookmark text:name="Introduction"/>Introduction</text:h>
      <text:p text:style-name="P3">Operating system segregates virtual memory into kernel space and user space. Kernel space is strictly reserved for running the kernel, kernel extensions, and most device drivers. In contrast, user space is the memory area where all user mode applications work and this memory can be swapped out when necessary. There are many ways to Communicate between the User space and Kernel Space, they are:</text:p>
      <text:p text:style-name="Standard"/>
      <text:p text:style-name="Standard"><text:tab/>* <text:span text:style-name="T1">IOCTL</text:span></text:p>
      <text:p text:style-name="Standard"><text:tab/>* <text:span text:style-name="T1">Procfs</text:span></text:p>
      <text:p text:style-name="Standard"><text:tab/>* <text:span text:style-name="T12">Sysfs</text:span></text:p>
      <text:p text:style-name="Standard"><text:tab/>* <text:span text:style-name="T1">Configfs</text:span></text:p>
      <text:p text:style-name="Standard"><text:tab/>* <text:span text:style-name="T1">Debugfs</text:span></text:p>
      <text:p text:style-name="Standard"><text:tab/>* <text:span text:style-name="T1">Sysctl</text:span></text:p>
      <text:p text:style-name="Standard"><text:tab/>* <text:span text:style-name="T1">UDP Sockets</text:span></text:p>
      <text:p text:style-name="Standard"><text:tab/>* <text:span text:style-name="T1">Netlink Sockets</text:span></text:p>
      <text:p text:style-name="P22"/>
      <text:p text:style-name="P3">In this tutorial we will see Sysfs.</text:p>
      <text:p text:style-name="Standard"/>
      <text:p text:style-name="Standard"/>
      <text:h text:style-name="P12" text:outline-level="1"><text:bookmark text:name="SysFS_in_Linux_Kernel_Tutorial"/>SysFS in Linux Kernel Tutorial</text:h>
      <text:h text:style-name="P12" text:outline-level="1"/>
      <text:h text:style-name="P12" text:outline-level="1"><text:bookmark text:name="Introduction-2"/>Introduction</text:h>
      <text:p text:style-name="P5"><text:span text:style-name="T4">Sysfs is a virtual filesystem exported by the kernel, similar to </text:span><text:span text:style-name="Source_20_Text"><text:span text:style-name="T8">/proc</text:span></text:span><text:span text:style-name="T4">. The files in Sysfs contain information about devices and drivers. Some files in Sysfs are even writable, for configuration and control of devices attached to the system. Sysfs is always mounted on </text:span><text:span text:style-name="Source_20_Text"><text:span text:style-name="T8">/sys</text:span></text:span><text:span text:style-name="T4">.</text:span></text:p>
      <text:p text:style-name="Standard"/>
      <text:p text:style-name="P3">The directories in Sysfs contain the hierarchy of devices, as they are attached to the computer.</text:p>
      <text:p text:style-name="Standard"/>
      <text:p text:style-name="P3">Sysfs is the commonly used method to export system information from the kernel space to the user space for specific devices. The sysfs is tied to the device driver model of the kernel. The procfs is used to export the process specific information and the debugfs is used to used for exporting the debug information by the developer.</text:p>
      <text:p text:style-name="Standard"/>
      <text:p text:style-name="P3">Before get into the sysfs we should know about the Kernel Objects.</text:p>
      <text:p text:style-name="Standard"/>
      <text:p text:style-name="Standard"/>
      <text:p text:style-name="Standard"/>
      <text:h text:style-name="P12" text:outline-level="1"><text:bookmark text:name="Kernel_Objects"/><text:soft-page-break/>Kernel Objects</text:h>
      <text:p text:style-name="Standard"/>
      <text:p text:style-name="P5"><text:span text:style-name="T4">Heart of the sysfs model is the Kobject. Kobject is the glue that binds the sysfs and the kernel, which is represented </text:span><text:span text:style-name="T5">by </text:span><text:span text:style-name="Source_20_Text"><text:span text:style-name="T8">struct kobject </text:span></text:span><text:span text:style-name="T5">and defined in </text:span><text:span text:style-name="Source_20_Text"><text:span text:style-name="T8">&lt;linux/kobject.h&gt;</text:span></text:span><text:span text:style-name="T5">. A </text:span><text:span text:style-name="Source_20_Text"><text:span text:style-name="T8">struct kobject </text:span></text:span><text:span text:style-name="T5">represents a kernel object, maybe a device or so, such as the things that show up as directory in the </text:span><text:span text:style-name="Source_20_Text"><text:span text:style-name="T8">sysfs </text:span></text:span><text:span text:style-name="T5">filesystem.</text:span></text:p>
      <text:p text:style-name="Standard"/>
      <text:p text:style-name="P3">Kobjects are usually embedded in other structures.</text:p>
      <text:p text:style-name="Standard"/>
      <text:p text:style-name="P3">It is defined as,</text:p>
      <text:p text:style-name="Standard"/>
      <text:p text:style-name="P7"/>
      <text:section text:style-name="Sect1" text:name="crayon-5ba8a1ae2fe99932676877-2">
        <text:p text:style-name="P9"> <text:span text:style-name="T37">#define KOBJ_NAME_LEN   20</text:span></text:p>
      </text:section>
      <text:section text:style-name="Sect1" text:name="crayon-5ba8a1ae2fe99932676877-3">
        <text:p text:style-name="P10"><text:span text:style-name="T20">struct</text:span><text:span text:style-name="T22"> </text:span><text:span text:style-name="T26">kobject</text:span><text:span text:style-name="T22"> </text:span><text:span text:style-name="T31">{</text:span></text:p>
      </text:section>
      <text:section text:style-name="Sect1" text:name="crayon-5ba8a1ae2fe99932676877-4">
        <text:p text:style-name="P8"><text:span text:style-name="T22">        </text:span><text:span text:style-name="T21">Char</text:span><text:span text:style-name="T23"> </text:span><text:span text:style-name="T32">*k_name;</text:span></text:p>
      </text:section>
      <text:section text:style-name="Sect1" text:name="crayon-5ba8a1ae2fe99932676877-5">
        <text:p text:style-name="P8"><text:span text:style-name="T22">        </text:span><text:span text:style-name="T21">Char</text:span><text:span text:style-name="T23"> </text:span><text:span text:style-name="T32">name[KOBJ_NAME_LEN];</text:span></text:p>
      </text:section>
      <text:section text:style-name="Sect1" text:name="crayon-5ba8a1ae2fe99932676877-6">
        <text:p text:style-name="P8"><text:span text:style-name="T22">        </text:span><text:span text:style-name="T21">struct</text:span><text:span text:style-name="T23"> </text:span><text:span text:style-name="T27">kre</text:span><text:span text:style-name="T28">f </text:span><text:span text:style-name="T32">kref;</text:span></text:p>
      </text:section>
      <text:section text:style-name="Sect1" text:name="crayon-5ba8a1ae2fe99932676877-7">
        <text:p text:style-name="P8"><text:span text:style-name="T22">        </text:span><text:span text:style-name="T21">struct</text:span><text:span text:style-name="T23"> </text:span><text:span text:style-name="T27">list_head </text:span><text:span text:style-name="T32">entry;</text:span></text:p>
      </text:section>
      <text:section text:style-name="Sect1" text:name="crayon-5ba8a1ae2fe99932676877-8">
        <text:p text:style-name="P8"><text:span text:style-name="T22">        </text:span><text:span text:style-name="T21">struct</text:span><text:span text:style-name="T23"> </text:span><text:span text:style-name="T27">kobject *</text:span><text:span text:style-name="T36">parent</text:span><text:span text:style-name="T32">;</text:span></text:p>
      </text:section>
      <text:section text:style-name="Sect1" text:name="crayon-5ba8a1ae2fe99932676877-9">
        <text:p text:style-name="P8"><text:span text:style-name="T22">        </text:span><text:span text:style-name="T21">struct</text:span><text:span text:style-name="T23"> </text:span><text:span text:style-name="T27">kset *</text:span><text:span text:style-name="T32">kset;</text:span></text:p>
      </text:section>
      <text:section text:style-name="Sect1" text:name="crayon-5ba8a1ae2fe99932676877-10">
        <text:p text:style-name="P8"><text:span text:style-name="T22">        </text:span><text:span text:style-name="T21">struct</text:span><text:span text:style-name="T23"> </text:span><text:span text:style-name="T27">kobj_type *</text:span><text:span text:style-name="T32">ktype;</text:span></text:p>
      </text:section>
      <text:section text:style-name="Sect1" text:name="crayon-5ba8a1ae2fe99932676877-11">
        <text:p text:style-name="P8"><text:span text:style-name="T22">        </text:span><text:span text:style-name="T21">struct</text:span><text:span text:style-name="T23"> </text:span><text:span text:style-name="T27">dentry *</text:span><text:span text:style-name="T32">dentry;</text:span></text:p>
      </text:section>
      <text:section text:style-name="Sect1" text:name="crayon-5ba8a1ae2fe99932676877-12">
        <text:p text:style-name="P25">};</text:p>
      </text:section>
      <text:p text:style-name="Standard"/>
      <text:p text:style-name="P3">Some of the important fields are:</text:p>
      <text:p text:style-name="Standard"/>
      <text:p text:style-name="P11"><text:span text:style-name="Strong_20_Emphasis"><text:span text:style-name="T9">struct kobject</text:span></text:span></text:p>
      <text:p text:style-name="Standard"/>
      <text:p text:style-name="P5"><text:span text:style-name="T4">|– </text:span><text:span text:style-name="Source_20_Text"><text:span text:style-name="Strong_20_Emphasis"><text:span text:style-name="T2">name </text:span></text:span></text:span><text:span text:style-name="T4">(Name of the kobject. Current kobject are created with this name in </text:span><text:span text:style-name="Emphasis"><text:span text:style-name="T17">sysfs.</text:span></text:span><text:span text:style-name="T4">)</text:span></text:p>
      <text:p text:style-name="P5"><text:span text:style-name="T4">|– </text:span><text:span text:style-name="Source_20_Text"><text:span text:style-name="Strong_20_Emphasis"><text:span text:style-name="T2">parent </text:span></text:span></text:span><text:span text:style-name="T4">(This is kobject’s parent. When we create a directory in sysfs for current kobject, it will create under this parent directory)</text:span></text:p>
      <text:p text:style-name="P5"><text:span text:style-name="T4">|– </text:span><text:span text:style-name="Source_20_Text"><text:span text:style-name="Strong_20_Emphasis"><text:span text:style-name="T2">ktype </text:span></text:span></text:span><text:span text:style-name="T4">(type associated with a kobject)</text:span></text:p>
      <text:p text:style-name="P5"><text:span text:style-name="T4">|– </text:span><text:span text:style-name="Source_20_Text"><text:span text:style-name="Strong_20_Emphasis"><text:span text:style-name="T2">kset </text:span></text:span></text:span><text:span text:style-name="T4">(group of kobjects all of which are embedded in structures of the same type)</text:span></text:p>
      <text:p text:style-name="P5"><text:span text:style-name="T4">|– </text:span><text:span text:style-name="Source_20_Text"><text:span text:style-name="Strong_20_Emphasis"><text:span text:style-name="T2">sd </text:span></text:span></text:span><text:span text:style-name="T4">(points to a sysfs_dirent structure that represents this kobject in sysfs.)</text:span></text:p>
      <text:p text:style-name="P5"><text:span text:style-name="T4">|– </text:span><text:span text:style-name="Source_20_Text"><text:span text:style-name="Strong_20_Emphasis"><text:span text:style-name="T2">kref </text:span></text:span></text:span><text:span text:style-name="T4">(provides reference counting)</text:span></text:p>
      <text:p text:style-name="Standard"/>
      <text:p text:style-name="Standard"/>
      <text:p text:style-name="P5"><text:span text:style-name="T4">So Kobj is used to create kobject directory in </text:span><text:span text:style-name="Source_20_Text"><text:span text:style-name="T8">/sys</text:span></text:span><text:span text:style-name="T4">.</text:span></text:p>
      <text:p text:style-name="Standard"/>
      <text:p text:style-name="Standard"/>
      <text:h text:style-name="P12" text:outline-level="1"><text:bookmark text:name="SysFS_in_Linux"/><text:soft-page-break/>SysFS in Linux</text:h>
      <text:p text:style-name="Standard"/>
      <text:p text:style-name="P3">There are several steps in creating and using sysfs.</text:p>
      <text:p text:style-name="Standard"/>
      <text:p text:style-name="Standard"><text:tab/><text:span text:style-name="T38">1. </text:span><text:span text:style-name="T1">Create directory in </text:span><text:span text:style-name="Source_20_Text"><text:span text:style-name="T8">/sys</text:span></text:span></text:p>
      <text:p text:style-name="Standard"><text:tab/><text:span text:style-name="T38">2. </text:span><text:span text:style-name="T1">Create Sysfs file</text:span></text:p>
      <text:p text:style-name="Standard"/>
      <text:p text:style-name="Standard"/>
      <text:h text:style-name="Heading_20_2" text:outline-level="2"><text:bookmark text:name="Create_directory_in_sys"/><text:span text:style-name="T13">Create directory in </text:span><text:span text:style-name="Source_20_Text"><text:span text:style-name="T14">/sys</text:span></text:span></text:h>
      <text:p text:style-name="Standard"/>
      <text:p text:style-name="P5"><text:span text:style-name="T4">We can use this function (</text:span><text:span text:style-name="Source_20_Text"><text:span text:style-name="T8">kobject_create_and_add</text:span></text:span><text:span text:style-name="T4">) to create directory.</text:span></text:p>
      <text:p text:style-name="Standard"/>
      <text:p text:style-name="Standard"/>
      <table:table table:name="Table1" table:style-name="Table1">
        <table:table-column table:style-name="Table1.A"/>
        <table:table-column table:style-name="Table1.B"/>
        <table:table-row>
          <table:table-cell table:style-name="Table1.A1" office:value-type="string">
            <text:p text:style-name="P13">1</text:p>
          </table:table-cell>
          <table:table-cell table:style-name="Table1.B1" office:value-type="string">
            <text:section text:style-name="Sect2" text:name="crayon-5ba8a1ae2fea4466331887-1">
              <text:p text:style-name="P15"><text:span text:style-name="T19">struct</text:span><text:span text:style-name="T22"> </text:span><text:span text:style-name="T25">kobject *kobject_create_and_add</text:span><text:span text:style-name="T22"> </text:span><text:span text:style-name="T29">(</text:span><text:span text:style-name="T34">const</text:span><text:span text:style-name="T22"> </text:span><text:span text:style-name="T19">char</text:span><text:span text:style-name="T22"> </text:span><text:span text:style-name="T29">* name, </text:span><text:span text:style-name="T19">struct</text:span><text:span text:style-name="T22"> </text:span><text:span text:style-name="T25">kobject *</text:span><text:span text:style-name="T34">parent</text:span><text:span text:style-name="T29">);</text:span></text:p>
            </text:section>
          </table:table-cell>
        </table:table-row>
      </table:table>
      <text:p text:style-name="Standard"/>
      <text:p text:style-name="Standard"/>
      <text:p text:style-name="P3">Where,</text:p>
      <text:p text:style-name="Standard"/>
      <text:p text:style-name="P5"><text:span text:style-name="T4">&lt;</text:span><text:span text:style-name="Source_20_Text"><text:span text:style-name="T8">name</text:span></text:span><text:span text:style-name="T4">&gt; – the name for the kobject</text:span></text:p>
      <text:p text:style-name="P5"><text:span text:style-name="T4">&lt;</text:span><text:span text:style-name="Source_20_Text"><text:span text:style-name="T8">parent</text:span></text:span><text:span text:style-name="T4">&gt; – the parent kobject of this kobject, if any.</text:span></text:p>
      <text:p text:style-name="Standard"/>
      <text:p text:style-name="Standard"/>
      <text:p text:style-name="P5"><text:span text:style-name="T4">If you pass </text:span><text:span text:style-name="Source_20_Text"><text:span text:style-name="T8">kernel_kobj </text:span></text:span><text:span text:style-name="T4">to the second argument, it will create the directory under /sys/kernel/. If you pass </text:span><text:span text:style-name="Source_20_Text"><text:span text:style-name="T8">firmware_kobj</text:span></text:span><text:span text:style-name="T4">to the second argument, it will create the directory under /sys/firmware/. If you pass </text:span><text:span text:style-name="Source_20_Text"><text:span text:style-name="T8">fs_kobj</text:span></text:span><text:span text:style-name="T4">to the second argument, it will create the directory under /sys/fs/. If you pass </text:span><text:span text:style-name="Source_20_Text"><text:span text:style-name="T8">NULL </text:span></text:span><text:span text:style-name="T4">to the second argument, it will create the directory under /sys/.</text:span></text:p>
      <text:p text:style-name="Standard"/>
      <text:p text:style-name="P3">This function creates a kobject structure dynamically and registers it with sysfs. If the kobject was not able to be created, NULL will be returned.</text:p>
      <text:p text:style-name="Standard"/>
      <text:p text:style-name="P5"><text:span text:style-name="T4">When you are finished with this structure, call </text:span><text:span text:style-name="Source_20_Text"><text:span text:style-name="T8">kobject_put </text:span></text:span><text:span text:style-name="T4">and the structure will be dynamically freed when it is no longer being used.</text:span></text:p>
      <text:p text:style-name="Standard"/>
      <text:h text:style-name="P19" text:outline-level="3"><text:bookmark text:name="Example"/>Example</text:h>
      <text:p text:style-name="Standard"/>
      <table:table table:name="Table2" table:style-name="Table2">
        <table:table-column table:style-name="Table2.A"/>
        <table:table-column table:style-name="Table2.B"/>
        <table:table-row>
          <table:table-cell table:style-name="Table2.A1" office:value-type="string">
            <text:p text:style-name="P14"><text:line-break/>2</text:p>
            <text:p text:style-name="P13">3</text:p>
            <text:p text:style-name="P14">4</text:p>
            <text:p text:style-name="P13">5</text:p>
            <text:p text:style-name="P14">6</text:p>
            <text:p text:style-name="P13">7</text:p>
          </table:table-cell>
          <table:table-cell table:style-name="Table2.B1" office:value-type="string">
            <text:section text:style-name="Sect2" text:name="crayon-5ba8a1ae2fea9888125977-1">
              <text:p text:style-name="P15"><text:span text:style-name="T19">struct</text:span><text:span text:style-name="T22"> </text:span><text:span text:style-name="T25">kobject *</text:span><text:span text:style-name="T29">kobj_ref;</text:span></text:p>
            </text:section>
            <text:section text:style-name="Sect1" text:name="crayon-5ba8a1ae2fea9888125977-2">
              <text:p text:style-name="P16"> </text:p>
            </text:section>
            <text:section text:style-name="Sect2" text:name="crayon-5ba8a1ae2fea9888125977-3">
              <text:p text:style-name="P17">/*Creating a directory in /sys/kernel/ */</text:p>
            </text:section>
            <text:section text:style-name="Sect1" text:name="crayon-5ba8a1ae2fea9888125977-4">
              <text:p text:style-name="P15"><text:span text:style-name="T29">kobj_ref</text:span><text:span text:style-name="T22"> </text:span><text:span text:style-name="T29">=</text:span><text:span text:style-name="T22"> </text:span><text:span text:style-name="T25">kobject_create_and_add</text:span><text:span text:style-name="T29">(</text:span><text:span text:style-name="T40">"etx_sysfs"</text:span><text:span text:style-name="T29">,kernel_kobj);</text:span><text:span text:style-name="T22"> </text:span><text:span text:style-name="T42">//sys/kernel/etx_sysfs</text:span></text:p>
            </text:section>
            <text:section text:style-name="Sect2" text:name="crayon-5ba8a1ae2fea9888125977-5">
              <text:p text:style-name="P16"> </text:p>
            </text:section>
            <text:section text:style-name="Sect1" text:name="crayon-5ba8a1ae2fea9888125977-6">
              <text:p text:style-name="P17">/*Freeing Kobj*/</text:p>
            </text:section>
            <text:section text:style-name="Sect2" text:name="crayon-5ba8a1ae2fea9888125977-7">
              <text:p text:style-name="P15"><text:span text:style-name="T25">kobject_put</text:span><text:span text:style-name="T29">(kobj_ref);</text:span></text:p>
            </text:section>
          </table:table-cell>
        </table:table-row>
      </table:table>
      <text:h text:style-name="P18" text:outline-level="2"><text:bookmark text:name="Create_Sysfs_file"/><text:soft-page-break/>Create Sysfs file</text:h>
      <text:p text:style-name="P3">Using above function we will create directory in /sys. Now we need to create sysfs file, which is used to interact user space with kernel space through sysfs. So we can create the sysfs file using sysfs attributes.</text:p>
      <text:p text:style-name="Standard"/>
      <text:p text:style-name="P5"><text:span text:style-name="T4">Attributes are represented as regular files in</text:span><text:span text:style-name="Emphasis"><text:span text:style-name="T6"> </text:span></text:span><text:span text:style-name="T4">sysfs with one value per file. There are loads of helper function that can be used to create the kobject attributes.They can be found in header file</text:span><text:span text:style-name="Source_20_Text"><text:span text:style-name="T8">sysfs.h</text:span></text:span></text:p>
      <text:p text:style-name="Standard"/>
      <text:h text:style-name="P20" text:outline-level="3"><text:bookmark text:name="Create_attribute"/>Create attribute</text:h>
      <text:p text:style-name="P4">Kobj_attribute is defined as,</text:p>
      <text:p text:style-name="Standard"/>
      <text:p text:style-name="Standard"/>
      <table:table table:name="Table3" table:style-name="Table3">
        <table:table-column table:style-name="Table3.A"/>
        <table:table-column table:style-name="Table3.B"/>
        <table:table-row>
          <table:table-cell table:style-name="Table3.A1" office:value-type="string">
            <text:p text:style-name="P13">1</text:p>
            <text:p text:style-name="P14">2</text:p>
            <text:p text:style-name="P13">3</text:p>
            <text:p text:style-name="P14">4</text:p>
            <text:p text:style-name="P13">5</text:p>
          </table:table-cell>
          <table:table-cell table:style-name="Table3.B1" office:value-type="string">
            <text:section text:style-name="Sect2" text:name="crayon-5ba8a1ae2fead115560726-1">
              <text:p text:style-name="P15"><text:span text:style-name="T19">struct</text:span><text:span text:style-name="T22"> </text:span><text:span text:style-name="T25">kobj_attribute</text:span><text:span text:style-name="T22"> </text:span><text:span text:style-name="T29">{</text:span></text:p>
            </text:section>
            <text:section text:style-name="Sect1" text:name="crayon-5ba8a1ae2fead115560726-2">
              <text:p text:style-name="P16"><text:span text:style-name="T24"><text:s text:c="3"/></text:span><text:span text:style-name="T20">struct</text:span><text:span text:style-name="T24"> </text:span><text:span text:style-name="T26">attribute </text:span><text:span text:style-name="T30">attr;</text:span></text:p>
            </text:section>
            <text:section text:style-name="Sect2" text:name="crayon-5ba8a1ae2fead115560726-3">
              <text:p text:style-name="P16"><text:span text:style-name="T24"><text:s text:c="3"/></text:span><text:span text:style-name="T26">ssize_t</text:span><text:span text:style-name="T24"> </text:span><text:span text:style-name="T30">(*show)(</text:span><text:span text:style-name="T20">struct</text:span><text:span text:style-name="T24"> </text:span><text:span text:style-name="T26">kobject *</text:span><text:span text:style-name="T30">kobj,</text:span><text:span text:style-name="T24"> </text:span><text:span text:style-name="T20">struct</text:span><text:span text:style-name="T24"> </text:span><text:span text:style-name="T26">kobj_attribute *</text:span><text:span text:style-name="T30">attr,</text:span><text:span text:style-name="T24"> </text:span><text:span text:style-name="T20">char</text:span><text:span text:style-name="T24"> </text:span><text:span text:style-name="T30">*buf);</text:span></text:p>
            </text:section>
            <text:section text:style-name="Sect1" text:name="crayon-5ba8a1ae2fead115560726-4">
              <text:p text:style-name="P16"><text:span text:style-name="T24"><text:s text:c="3"/></text:span><text:span text:style-name="T26">ssize_t</text:span><text:span text:style-name="T24"> </text:span><text:span text:style-name="T30">(*store)(</text:span><text:span text:style-name="T20">struct</text:span><text:span text:style-name="T24"> </text:span><text:span text:style-name="T26">kobject *</text:span><text:span text:style-name="T30">kobj,</text:span><text:span text:style-name="T24"> </text:span><text:span text:style-name="T20">struct</text:span><text:span text:style-name="T24"> </text:span><text:span text:style-name="T26">kobj_attribute *</text:span><text:span text:style-name="T30">attr,</text:span><text:span text:style-name="T24"> </text:span><text:span text:style-name="T35">const</text:span><text:span text:style-name="T24"> </text:span><text:span text:style-name="T20">char</text:span><text:span text:style-name="T24"> </text:span><text:span text:style-name="T30">*buf,</text:span><text:span text:style-name="T24"> </text:span><text:span text:style-name="T26">size_t </text:span><text:span text:style-name="T30">count);</text:span></text:p>
            </text:section>
            <text:section text:style-name="Sect2" text:name="crayon-5ba8a1ae2fead115560726-5">
              <text:p text:style-name="P40">};</text:p>
            </text:section>
          </table:table-cell>
        </table:table-row>
      </table:table>
      <text:p text:style-name="Standard"/>
      <text:p text:style-name="P4">Where,</text:p>
      <text:p text:style-name="P6"><text:span text:style-name="Source_20_Text"><text:span text:style-name="T8">attr </text:span></text:span><text:span text:style-name="T11">– </text:span><text:span text:style-name="T4">the attribute representing the file to be created,</text:span></text:p>
      <text:p text:style-name="P5"><text:span text:style-name="Source_20_Text"><text:span text:style-name="T8">show </text:span></text:span><text:span text:style-name="T11">– </text:span><text:span text:style-name="T4">the pointer to the function that will be called when the file is read in </text:span><text:span text:style-name="Emphasis"><text:span text:style-name="T17">sysfs</text:span></text:span><text:span text:style-name="T4">,</text:span></text:p>
      <text:p text:style-name="P5"><text:span text:style-name="Source_20_Text"><text:span text:style-name="T8">store </text:span></text:span><text:span text:style-name="T11">– </text:span><text:span text:style-name="T4">the pointer to the function which will be called when the file is written in</text:span><text:span text:style-name="Emphasis"><text:span text:style-name="T6"> </text:span></text:span><text:span text:style-name="Emphasis"><text:span text:style-name="T17">sysfs.</text:span></text:span></text:p>
      <text:p text:style-name="P5"><text:span text:style-name="Emphasis"><text:span text:style-name="T5">We can create attribute using __ATTR macro.</text:span></text:span></text:p>
      <text:p text:style-name="Standard"/>
      <text:p text:style-name="Standard"><text:tab/><text:span text:style-name="T7">__ATTR(name, permission, show_ptr, store_ptr);</text:span></text:p>
      <text:p text:style-name="Standard"/>
      <text:p text:style-name="Standard"/>
      <text:h text:style-name="P21" text:outline-level="3"><text:bookmark text:name="Store_and_Show_functions"/>Store and Show functions</text:h>
      <text:p text:style-name="Standard"/>
      <text:p text:style-name="P4">Then we need to write show and store functions.</text:p>
      <text:p text:style-name="Standard"/>
      <text:p text:style-name="Standard"/>
      <text:section text:style-name="Sect1" text:name="crayon-5ba8a1ae2feb0218352528">
        <table:table table:name="Table4" table:style-name="Table4">
          <table:table-column table:style-name="Table4.A"/>
          <table:table-column table:style-name="Table4.B"/>
          <table:table-row>
            <table:table-cell table:style-name="Table4.A1" office:value-type="string">
              <text:p text:style-name="P13">1</text:p>
              <text:p text:style-name="P14">2</text:p>
            </table:table-cell>
            <table:table-cell table:style-name="Table4.B1" office:value-type="string">
              <text:section text:style-name="Sect2" text:name="crayon-5ba8a1ae2feb0218352528-1">
                <text:p text:style-name="P15"><text:span text:style-name="T25">ssize_t</text:span><text:span text:style-name="T22"> </text:span><text:span text:style-name="T29">(*show)(</text:span><text:span text:style-name="T19">struct</text:span><text:span text:style-name="T22"> </text:span><text:span text:style-name="T25">kobject *</text:span><text:span text:style-name="T29">kobj,</text:span><text:span text:style-name="T22"> </text:span><text:span text:style-name="T19">struct</text:span><text:span text:style-name="T22"> </text:span><text:span text:style-name="T25">kobj_attribute *</text:span><text:span text:style-name="T29">attr,</text:span><text:span text:style-name="T22"> </text:span><text:span text:style-name="T19">char</text:span><text:span text:style-name="T22"> </text:span><text:span text:style-name="T29">*buf);</text:span></text:p>
              </text:section>
              <text:section text:style-name="Sect1" text:name="crayon-5ba8a1ae2feb0218352528-2">
                <text:p text:style-name="P15"><text:span text:style-name="T25">ssize_t</text:span><text:span text:style-name="T22"> </text:span><text:span text:style-name="T29">(*store)(</text:span><text:span text:style-name="T19">struct</text:span><text:span text:style-name="T22"> </text:span><text:span text:style-name="T25">kobject *</text:span><text:span text:style-name="T29">kobj,</text:span><text:span text:style-name="T22"> </text:span><text:span text:style-name="T19">struct</text:span><text:span text:style-name="T22"> </text:span><text:span text:style-name="T25">kobj_attribute *</text:span><text:span text:style-name="T29">attr,</text:span><text:span text:style-name="T22"> </text:span><text:span text:style-name="T34">const</text:span><text:span text:style-name="T22"> </text:span><text:span text:style-name="T19">char</text:span><text:span text:style-name="T22"> </text:span><text:span text:style-name="T29">*buf,</text:span><text:span text:style-name="T22"> </text:span><text:span text:style-name="T25">size_t </text:span><text:span text:style-name="T29">count);</text:span></text:p>
              </text:section>
            </table:table-cell>
          </table:table-row>
        </table:table>
      </text:section>
      <text:p text:style-name="P32"><text:bookmark text:name="aswift_4_expand"/><text:span text:style-name="ins"><text:span text:style-name="T43"/></text:span></text:p>
      <text:p text:style-name="P30">Store function will be called whenever we are writing something to the sysfs attribute.</text:p>
      <text:p text:style-name="P30">Show function will be called whenever we are reading sysfs attribute.</text:p>
      <text:h text:style-name="P39" text:outline-level="3"><text:bookmark text:name="Create_sysfs_file"/><text:soft-page-break/>Create sysfs file</text:h>
      <text:p text:style-name="Standard"/>
      <text:p text:style-name="P6"><text:span text:style-name="T4">To create a single file attribute we are going to use ‘</text:span><text:span text:style-name="Source_20_Text"><text:span text:style-name="T8">sysfs_create_file</text:span></text:span><text:span text:style-name="T11">’</text:span><text:span text:style-name="T4">.</text:span></text:p>
      <text:p text:style-name="Standard"/>
      <text:section text:style-name="Sect1" text:name="crayon-5ba8a1ae2feb4018052843">
        <table:table table:name="Table5" table:style-name="Table5">
          <table:table-column table:style-name="Table5.A"/>
          <table:table-column table:style-name="Table5.B"/>
          <table:table-row>
            <table:table-cell table:style-name="Table5.A1" office:value-type="string">
              <text:p text:style-name="P13">1</text:p>
            </table:table-cell>
            <table:table-cell table:style-name="Table5.B1" office:value-type="string">
              <text:section text:style-name="Sect2" text:name="crayon-5ba8a1ae2feb4018052843-1">
                <text:p text:style-name="P15"><text:span text:style-name="T19">int</text:span> <text:span text:style-name="T25">sysfs_create_file</text:span><text:span text:style-name="T22"> </text:span><text:span text:style-name="T29">(</text:span> <text:span text:style-name="T19">struct</text:span><text:span text:style-name="T22"> </text:span><text:span text:style-name="T25">kobject *</text:span><text:span text:style-name="T22"> </text:span> <text:span text:style-name="T29">kobj,</text:span> <text:span text:style-name="T34">const</text:span><text:span text:style-name="T22"> </text:span><text:span text:style-name="T19">struct</text:span><text:span text:style-name="T22"> </text:span><text:span text:style-name="T25">attribute *</text:span> <text:span text:style-name="T29">attr);</text:span></text:p>
              </text:section>
            </table:table-cell>
          </table:table-row>
        </table:table>
      </text:section>
      <text:p text:style-name="P34"><text:line-break/><text:span text:style-name="T4">Where,</text:span></text:p>
      <text:p text:style-name="P6"><text:span text:style-name="Emphasis"><text:span text:style-name="Source_20_Text"><text:span text:style-name="T18">kobj </text:span></text:span></text:span><text:span text:style-name="Emphasis"><text:span text:style-name="T17">– object we’re creating for.</text:span></text:span></text:p>
      <text:p text:style-name="P6"><text:span text:style-name="Emphasis"><text:span text:style-name="Source_20_Text"><text:span text:style-name="T10">Attr </text:span></text:span></text:span><text:span text:style-name="T5">– </text:span><text:span text:style-name="T4">attribute descriptor.</text:span></text:p>
      <text:p text:style-name="P6"><text:span text:style-name="T4">One can use another function ‘</text:span><text:span text:style-name="Source_20_Text"><text:span text:style-name="T8">sysfs_create_group</text:span></text:span><text:span text:style-name="T11">‘ </text:span><text:span text:style-name="T4">to create a group of attributes.</text:span></text:p>
      <text:p text:style-name="P6"><text:span text:style-name="T4">Once you have done with sysfs file, you should delete this file using </text:span><text:span text:style-name="Source_20_Text"><text:span text:style-name="T8">sysfs_remove_file</text:span></text:span></text:p>
      <text:p text:style-name="Standard"/>
      <text:section text:style-name="Sect1" text:name="crayon-5ba8a1ae2feb9835995870">
        <table:table table:name="Table6" table:style-name="Table6">
          <table:table-column table:style-name="Table6.A"/>
          <table:table-column table:style-name="Table6.B"/>
          <table:table-row>
            <table:table-cell table:style-name="Table6.A1" office:value-type="string">
              <text:p text:style-name="P13">1</text:p>
            </table:table-cell>
            <table:table-cell table:style-name="Table6.B1" office:value-type="string">
              <text:section text:style-name="Sect2" text:name="crayon-5ba8a1ae2feb9835995870-1">
                <text:p text:style-name="P15"><text:span text:style-name="T19">void</text:span> <text:span text:style-name="T25">sysfs_remove_file</text:span><text:span text:style-name="T22"> </text:span><text:span text:style-name="T29">(</text:span> <text:span text:style-name="T19">struct</text:span><text:span text:style-name="T22"> </text:span><text:span text:style-name="T25">kobject *</text:span><text:span text:style-name="T22"> </text:span> <text:span text:style-name="T29">kobj,</text:span> <text:span text:style-name="T34">const</text:span><text:span text:style-name="T22"> </text:span><text:span text:style-name="T19">struct</text:span><text:span text:style-name="T22"> </text:span><text:span text:style-name="T25">attribute *</text:span> <text:span text:style-name="T29">attr);</text:span></text:p>
              </text:section>
            </table:table-cell>
          </table:table-row>
        </table:table>
      </text:section>
      <text:p text:style-name="P34"><text:line-break/><text:span text:style-name="T4">Where,</text:span></text:p>
      <text:p text:style-name="P6"><text:span text:style-name="Emphasis"><text:span text:style-name="Source_20_Text"><text:span text:style-name="T18">kobj </text:span></text:span></text:span><text:span text:style-name="Emphasis"><text:span text:style-name="T17">– object we’re creating for.</text:span></text:span></text:p>
      <text:p text:style-name="P6"><text:span text:style-name="Emphasis"><text:span text:style-name="Source_20_Text"><text:span text:style-name="T10">Attr </text:span></text:span></text:span><text:span text:style-name="T5">– </text:span><text:span text:style-name="T4">attribute descriptor.</text:span></text:p>
      <text:p text:style-name="Standard"/>
      <text:p text:style-name="P27"><text:span text:style-name="Strong_20_Emphasis"><text:span text:style-name="T15"/></text:span></text:p>
      <text:p text:style-name="P27"><text:span text:style-name="Strong_20_Emphasis"><text:span text:style-name="T15"/></text:span></text:p>
      <text:p text:style-name="P27"><text:span text:style-name="Strong_20_Emphasis"><text:span text:style-name="T15"/></text:span></text:p>
      <text:p text:style-name="P27"><text:span text:style-name="Strong_20_Emphasis"><text:span text:style-name="T15"/></text:span></text:p>
      <text:p text:style-name="P27"><text:span text:style-name="Strong_20_Emphasis"><text:span text:style-name="T15"/></text:span></text:p>
      <text:p text:style-name="P27"><text:span text:style-name="Strong_20_Emphasis"><text:span text:style-name="T15"/></text:span></text:p>
      <text:p text:style-name="P27"><text:span text:style-name="Strong_20_Emphasis"><text:span text:style-name="T15"/></text:span></text:p>
      <text:p text:style-name="P27"><text:span text:style-name="Strong_20_Emphasis"><text:span text:style-name="T15"/></text:span></text:p>
      <text:p text:style-name="P27"><text:span text:style-name="Strong_20_Emphasis"><text:span text:style-name="T15"/></text:span></text:p>
      <text:p text:style-name="P27"><text:span text:style-name="Strong_20_Emphasis"><text:span text:style-name="T15"/></text:span></text:p>
      <text:p text:style-name="P27"><text:span text:style-name="Strong_20_Emphasis"><text:span text:style-name="T15"/></text:span></text:p>
      <text:p text:style-name="P27"><text:span text:style-name="Strong_20_Emphasis"><text:span text:style-name="T15"/></text:span></text:p>
      <text:p text:style-name="P27"><text:span text:style-name="Strong_20_Emphasis"><text:span text:style-name="T15"/></text:span></text:p>
      <text:p text:style-name="P27"><text:span text:style-name="Strong_20_Emphasis"><text:span text:style-name="T15"/></text:span></text:p>
      <text:p text:style-name="P27"><text:span text:style-name="Strong_20_Emphasis"><text:span text:style-name="T15"/></text:span></text:p>
      <text:p text:style-name="P27"><text:span text:style-name="Strong_20_Emphasis"><text:span text:style-name="T15"/></text:span></text:p>
      <text:p text:style-name="P27"><text:span text:style-name="Strong_20_Emphasis"><text:span text:style-name="T15"/></text:span></text:p>
      <text:p text:style-name="P27"><text:span text:style-name="Strong_20_Emphasis"><text:span text:style-name="T15"/></text:span></text:p>
      <text:p text:style-name="P27"><text:span text:style-name="Strong_20_Emphasis"><text:span text:style-name="T15"/></text:span></text:p>
      <text:p text:style-name="P27"><text:span text:style-name="Strong_20_Emphasis"><text:span text:style-name="T15"/></text:span></text:p>
      <text:p text:style-name="P27"><text:span text:style-name="Strong_20_Emphasis"><text:span text:style-name="T15"/></text:span></text:p>
      <text:p text:style-name="P27"><text:span text:style-name="Strong_20_Emphasis"><text:span text:style-name="T15"/></text:span></text:p>
      <text:p text:style-name="P27"><text:span text:style-name="Strong_20_Emphasis"><text:span text:style-name="T15"/></text:span></text:p>
      <text:p text:style-name="P27"><text:span text:style-name="Strong_20_Emphasis"><text:span text:style-name="T15"/></text:span></text:p>
      <text:p text:style-name="P27"><text:soft-page-break/><text:span text:style-name="Strong_20_Emphasis"><text:span text:style-name="T15">Example</text:span></text:span></text:p>
      <text:p text:style-name="Standard"/>
      <text:p text:style-name="Standard"/>
      <text:section text:style-name="Sect1" text:name="crayon-5ba8a1ae2febe245075263">
        <table:table table:name="Table7" table:style-name="Table7">
          <table:table-column table:style-name="Table7.A"/>
          <table:table-column table:style-name="Table7.B"/>
          <table:table-row>
            <table:table-cell table:style-name="Table7.A1" office:value-type="string">
              <text:p text:style-name="P13">1</text:p>
              <text:p text:style-name="P14">2</text:p>
              <text:p text:style-name="P13">3</text:p>
              <text:p text:style-name="P14">4</text:p>
              <text:p text:style-name="P13">5</text:p>
              <text:p text:style-name="P14">6</text:p>
              <text:p text:style-name="P13">7</text:p>
              <text:p text:style-name="P14">8</text:p>
              <text:p text:style-name="P13">9</text:p>
              <text:p text:style-name="P14">10</text:p>
              <text:p text:style-name="P13">11</text:p>
              <text:p text:style-name="P14">12</text:p>
              <text:p text:style-name="P13">13</text:p>
              <text:p text:style-name="P14">14</text:p>
              <text:p text:style-name="P13">15</text:p>
              <text:p text:style-name="P14">16</text:p>
              <text:p text:style-name="P13">17</text:p>
              <text:p text:style-name="P14">18</text:p>
              <text:p text:style-name="P13">19</text:p>
              <text:p text:style-name="P14">20</text:p>
              <text:p text:style-name="P13">21</text:p>
              <text:p text:style-name="P14">22</text:p>
              <text:p text:style-name="P13">23</text:p>
              <text:p text:style-name="P14">24</text:p>
              <text:p text:style-name="P13">25</text:p>
              <text:p text:style-name="P14">26</text:p>
              <text:p text:style-name="P13">27</text:p>
            </table:table-cell>
            <table:table-cell table:style-name="Table7.B1" office:value-type="string">
              <text:section text:style-name="Sect2" text:name="crayon-5ba8a1ae2febe245075263-1">
                <text:p text:style-name="P15"><text:span text:style-name="T19">struct</text:span><text:span text:style-name="T22"> </text:span><text:span text:style-name="T25">kobj_attribute </text:span><text:span text:style-name="T29">etx_attr</text:span><text:span text:style-name="T22"> </text:span><text:span text:style-name="T29">=</text:span><text:span text:style-name="T22"> </text:span><text:span text:style-name="T25">__ATTR</text:span><text:span text:style-name="T29">(etx_value,</text:span><text:span text:style-name="T22"> </text:span><text:span text:style-name="T44">0660</text:span><text:span text:style-name="T29">,</text:span><text:span text:style-name="T22"> </text:span><text:span text:style-name="T29">sysfs_show,</text:span><text:span text:style-name="T22"> </text:span><text:span text:style-name="T29">sysfs_store);</text:span></text:p>
              </text:section>
              <text:section text:style-name="Sect1" text:name="crayon-5ba8a1ae2febe245075263-2">
                <text:p text:style-name="P16"> </text:p>
              </text:section>
              <text:section text:style-name="Sect2" text:name="crayon-5ba8a1ae2febe245075263-3">
                <text:p text:style-name="P15"><text:span text:style-name="T34">static</text:span><text:span text:style-name="T22"> </text:span><text:span text:style-name="T25">ssize_t sysfs_show</text:span><text:span text:style-name="T29">(</text:span><text:span text:style-name="T19">struct</text:span><text:span text:style-name="T22"> </text:span><text:span text:style-name="T25">kobject *</text:span><text:span text:style-name="T29">kobj,</text:span><text:span text:style-name="T22"> </text:span></text:p>
              </text:section>
              <text:section text:style-name="Sect1" text:name="crayon-5ba8a1ae2febe245075263-4">
                <text:p text:style-name="P16"><text:span text:style-name="T22">                </text:span><text:span text:style-name="T20">struct</text:span><text:span text:style-name="T24"> </text:span><text:span text:style-name="T26">kobj_attribute *</text:span><text:span text:style-name="T30">attr,</text:span><text:span text:style-name="T24"> </text:span><text:span text:style-name="T20">char</text:span><text:span text:style-name="T24"> </text:span><text:span text:style-name="T30">*buf)</text:span></text:p>
              </text:section>
              <text:section text:style-name="Sect2" text:name="crayon-5ba8a1ae2febe245075263-5">
                <text:p text:style-name="P40">{</text:p>
              </text:section>
              <text:section text:style-name="Sect1" text:name="crayon-5ba8a1ae2febe245075263-6">
                <text:p text:style-name="P16"><text:span text:style-name="T22">    </text:span><text:span text:style-name="T35">return</text:span><text:span text:style-name="T24"> </text:span><text:span text:style-name="T26">sprintf</text:span><text:span text:style-name="T30">(buf,</text:span><text:span text:style-name="T24"> </text:span><text:span text:style-name="T41">"%d"</text:span><text:span text:style-name="T30">,</text:span><text:span text:style-name="T24"> </text:span><text:span text:style-name="T30">etx_value);</text:span></text:p>
              </text:section>
              <text:section text:style-name="Sect2" text:name="crayon-5ba8a1ae2febe245075263-7">
                <text:p text:style-name="P40">}</text:p>
              </text:section>
              <text:section text:style-name="Sect1" text:name="crayon-5ba8a1ae2febe245075263-8">
                <text:p text:style-name="P16"> </text:p>
              </text:section>
              <text:section text:style-name="Sect2" text:name="crayon-5ba8a1ae2febe245075263-9">
                <text:p text:style-name="P15"><text:span text:style-name="T34">static</text:span><text:span text:style-name="T22"> </text:span><text:span text:style-name="T25">ssize_t sysfs_store</text:span><text:span text:style-name="T29">(</text:span><text:span text:style-name="T19">struct</text:span><text:span text:style-name="T22"> </text:span><text:span text:style-name="T25">kobject *</text:span><text:span text:style-name="T29">kobj,</text:span><text:span text:style-name="T22"> </text:span></text:p>
              </text:section>
              <text:section text:style-name="Sect1" text:name="crayon-5ba8a1ae2febe245075263-10">
                <text:p text:style-name="P16"><text:span text:style-name="T22">                </text:span><text:span text:style-name="T20">struct</text:span><text:span text:style-name="T24"> </text:span><text:span text:style-name="T26">kobj_attribute *</text:span><text:span text:style-name="T30">attr,</text:span><text:span text:style-name="T24"> </text:span><text:span text:style-name="T20">char</text:span><text:span text:style-name="T24"> </text:span><text:span text:style-name="T30">*buf,</text:span><text:span text:style-name="T24"> </text:span><text:span text:style-name="T26">size_t </text:span><text:span text:style-name="T30">count)</text:span></text:p>
              </text:section>
              <text:section text:style-name="Sect2" text:name="crayon-5ba8a1ae2febe245075263-11">
                <text:p text:style-name="P40">{</text:p>
              </text:section>
              <text:section text:style-name="Sect1" text:name="crayon-5ba8a1ae2febe245075263-12">
                <text:p text:style-name="P16"><text:span text:style-name="T22">        </text:span><text:span text:style-name="T26">sscanf</text:span><text:span text:style-name="T30">(buf,</text:span><text:span text:style-name="T41">"%d"</text:span><text:span text:style-name="T30">,&amp;etx_value);</text:span></text:p>
              </text:section>
              <text:section text:style-name="Sect2" text:name="crayon-5ba8a1ae2febe245075263-13">
                <text:p text:style-name="P16"><text:span text:style-name="T22">        </text:span><text:span text:style-name="T35">return</text:span><text:span text:style-name="T24"> </text:span><text:span text:style-name="T30">count;</text:span></text:p>
              </text:section>
              <text:section text:style-name="Sect1" text:name="crayon-5ba8a1ae2febe245075263-14">
                <text:p text:style-name="P40">}</text:p>
              </text:section>
              <text:section text:style-name="Sect2" text:name="crayon-5ba8a1ae2febe245075263-15">
                <text:p text:style-name="P16"> </text:p>
              </text:section>
              <text:section text:style-name="Sect1" text:name="crayon-5ba8a1ae2febe245075263-16">
                <text:p text:style-name="P17">//This Function will be called from Init function</text:p>
              </text:section>
              <text:section text:style-name="Sect2" text:name="crayon-5ba8a1ae2febe245075263-17">
                <text:p text:style-name="P17">/*Creating a directory in /sys/kernel/ */</text:p>
              </text:section>
              <text:section text:style-name="Sect1" text:name="crayon-5ba8a1ae2febe245075263-18">
                <text:p text:style-name="P15"><text:span text:style-name="T29">kobj_ref</text:span><text:span text:style-name="T22"> </text:span><text:span text:style-name="T29">=</text:span><text:span text:style-name="T22"> </text:span><text:span text:style-name="T25">kobject_create_and_add</text:span><text:span text:style-name="T29">(</text:span><text:span text:style-name="T40">"etx_sysfs"</text:span><text:span text:style-name="T29">,kernel_kobj);</text:span></text:p>
              </text:section>
              <text:section text:style-name="Sect2" text:name="crayon-5ba8a1ae2febe245075263-19">
                <text:p text:style-name="P46"/>
              </text:section>
              <text:section text:style-name="Sect1" text:name="crayon-5ba8a1ae2febe245075263-20">
                <text:p text:style-name="P17">/*Creating sysfs file for etx_value*/</text:p>
              </text:section>
              <text:section text:style-name="Sect2" text:name="crayon-5ba8a1ae2febe245075263-21">
                <text:p text:style-name="P15"><text:span text:style-name="T34">if</text:span><text:span text:style-name="T29">(</text:span><text:span text:style-name="T25">sysfs_create_file</text:span><text:span text:style-name="T29">(kobj_ref,&amp;etx_attr.attr)){</text:span></text:p>
              </text:section>
              <text:section text:style-name="Sect1" text:name="crayon-5ba8a1ae2febe245075263-22">
                <text:p text:style-name="P16"><text:span text:style-name="T22">    </text:span><text:span text:style-name="T26">printk</text:span><text:span text:style-name="T30">(KERN_</text:span><text:span text:style-name="T31">INFO</text:span><text:span text:style-name="T41">"Cannot create sysfs file......\n"</text:span><text:span text:style-name="T30">);</text:span></text:p>
              </text:section>
              <text:section text:style-name="Sect2" text:name="crayon-5ba8a1ae2febe245075263-23">
                <text:p text:style-name="P16"><text:span text:style-name="T22">    </text:span><text:span text:style-name="T35">goto</text:span><text:span text:style-name="T24"> </text:span><text:span text:style-name="T30">r_sysfs;</text:span></text:p>
              </text:section>
              <text:section text:style-name="Sect1" text:name="crayon-5ba8a1ae2febe245075263-24">
                <text:p text:style-name="P40">}</text:p>
              </text:section>
              <text:section text:style-name="Sect2" text:name="crayon-5ba8a1ae2febe245075263-25">
                <text:p text:style-name="P17">//This should be called from exit function</text:p>
              </text:section>
              <text:section text:style-name="Sect1" text:name="crayon-5ba8a1ae2febe245075263-26">
                <text:p text:style-name="P15"><text:span text:style-name="T25">kobject_put</text:span><text:span text:style-name="T29">(kobj_ref);</text:span><text:span text:style-name="T22"> </text:span></text:p>
              </text:section>
              <text:section text:style-name="Sect2" text:name="crayon-5ba8a1ae2febe245075263-27">
                <text:p text:style-name="P15"><text:span text:style-name="T25">sysfs_remove_file</text:span><text:span text:style-name="T29">(kernel_kobj,</text:span><text:span text:style-name="T22"> </text:span><text:span text:style-name="T29">&amp;etx_attr.attr);</text:span></text:p>
              </text:section>
            </table:table-cell>
          </table:table-row>
        </table:table>
      </text:section>
      <text:p text:style-name="P34"><text:line-break/></text:p>
      <text:h text:style-name="P38" text:outline-level="1"><text:bookmark text:name="Complete_Driver_Code"/>Complete Driver Code</text:h>
      <text:p text:style-name="P4">In this driver i have created one integer variable (etx_value). Initial value of that variable is 0. Using sysfs, i can read and modify that variable.</text:p>
      <text:p text:style-name="Standard"/>
      <text:p text:style-name="P28"><text:span text:style-name="Strong_20_Emphasis"><text:span text:style-name="T15">Example</text:span></text:span></text:p>
      <text:p text:style-name="P23"/>
      <text:p text:style-name="Standard"><text:tab/><text:tab/><text:span text:style-name="T45">sysfs_ReadWrite.c</text:span></text:p>
      <text:p text:style-name="P24"/>
      <text:h text:style-name="P37" text:outline-level="1"><text:bookmark text:name="Building_and_Testing_Driver"/><text:bookmark text:name="Building_Driver_and_Application"/>Building and Testing Driver</text:h>
      <text:p text:style-name="Standard"/>
      <text:p text:style-name="Standard"><text:tab/>* <text:span text:style-name="T1">Build the driver by using Makefile (</text:span><text:span text:style-name="Source_20_Text"><text:span text:style-name="Emphasis"><text:span text:style-name="T3">sudo make</text:span></text:span></text:span><text:span text:style-name="T1">)</text:span></text:p>
      <text:p text:style-name="Standard"><text:tab/>* <text:span text:style-name="T1">Load the driver using </text:span><text:span text:style-name="Source_20_Text"><text:span text:style-name="T8">sudo insmod driver.ko</text:span></text:span></text:p>
      <text:p text:style-name="Standard"><text:tab/>* <text:span text:style-name="T1">Check the directory in /sys/kernel/ using </text:span><text:span text:style-name="Source_20_Text"><text:span text:style-name="T8">ls -l /sys/kernel</text:span></text:span></text:p>
      <text:p text:style-name="Standard"/>
      <text:p text:style-name="Standard"/>
      <text:p text:style-name="Standard"/>
      <text:p text:style-name="Standard"/>
      <text:p text:style-name="P33"><text:soft-page-break/><text:span text:style-name="Source_20_Text"><text:span text:style-name="T50">khan@dell</text:span></text:span><text:span text:style-name="Source_20_Text"><text:span text:style-name="T48">: ls -l /sys/kernel/</text:span></text:span></text:p>
      <text:p text:style-name="P33"><text:span text:style-name="Source_20_Text"><text:span text:style-name="T48">drwxr-xr-x 2 root root 0 Dec 17 14:11 boot_params</text:span></text:span><text:span text:style-name="T51"><text:line-break/></text:span><text:span text:style-name="Source_20_Text"><text:span text:style-name="T48">drwx------ 26 root root 0 Dec 17 12:19 debug</text:span></text:span><text:span text:style-name="T51"><text:line-break/></text:span><text:span text:style-name="Source_20_Text"><text:span text:style-name="Strong_20_Emphasis"><text:span text:style-name="T52">drwxr-xr-x 2 root root 0 Dec 17 16:29 etx_sysfs</text:span></text:span></text:span><text:span text:style-name="T51"><text:line-break/></text:span><text:span text:style-name="Source_20_Text"><text:span text:style-name="T48">drwxr-xr-x 2 root root 0 Dec 17 14:11 fscache</text:span></text:span><text:span text:style-name="T51"><text:line-break/></text:span><text:span text:style-name="Source_20_Text"><text:span text:style-name="T48">-r--r--r-- 1 root root 4096 Dec 17 14:11 fscaps</text:span></text:span><text:span text:style-name="T51"><text:line-break/></text:span><text:span text:style-name="Source_20_Text"><text:span text:style-name="T48">drwxr-xr-x 2 root root 0 Dec 17 14:11 iommu_groups</text:span></text:span><text:span text:style-name="T51"><text:line-break/></text:span><text:span text:style-name="Source_20_Text"><text:span text:style-name="T48">-r--r--r-- 1 root root 4096 Dec 17 14:11 kexec_crash_loaded</text:span></text:span><text:span text:style-name="T51"><text:line-break/></text:span><text:span text:style-name="Source_20_Text"><text:span text:style-name="T48">-rw-r--r-- 1 root root 4096 Dec 17 14:11 kexec_crash_size</text:span></text:span><text:span text:style-name="T51"><text:line-break/></text:span><text:span text:style-name="Source_20_Text"><text:span text:style-name="T48">-r--r--r-- 1 root root 4096 Dec 17 14:11 kexec_loaded</text:span></text:span><text:span text:style-name="T51"><text:line-break/></text:span><text:span text:style-name="Source_20_Text"><text:span text:style-name="T48">drwxr-xr-x 2 root root 0 Dec 17 14:11 livepatch</text:span></text:span><text:span text:style-name="T51"><text:line-break/></text:span><text:span text:style-name="Source_20_Text"><text:span text:style-name="T48">drwxr-xr-x 6 root root 0 Dec 17 14:11 mm</text:span></text:span><text:span text:style-name="T51"><text:line-break/></text:span><text:span text:style-name="Source_20_Text"><text:span text:style-name="T48">-r--r--r-- 1 root root 516 Dec 17 14:11 notes</text:span></text:span><text:span text:style-name="T51"><text:line-break/></text:span><text:span text:style-name="Source_20_Text"><text:span text:style-name="T48">-rw-r--r-- 1 root root 4096 Dec 17 14:11 profiling</text:span></text:span><text:span text:style-name="T51"><text:line-break/></text:span><text:span text:style-name="Source_20_Text"><text:span text:style-name="T48">-rw-r--r-- 1 root root 4096 Dec 17 14:11 rcu_expedited</text:span></text:span><text:span text:style-name="T51"><text:line-break/></text:span><text:span text:style-name="Source_20_Text"><text:span text:style-name="T48">drwxr-xr-x 4 root root 0 Dec 17 12:19 security</text:span></text:span><text:span text:style-name="T51"><text:line-break/></text:span><text:span text:style-name="Source_20_Text"><text:span text:style-name="T48">drwxr-xr-x 117 root root 0 Dec 17 12:19 slab</text:span></text:span><text:span text:style-name="T51"><text:line-break/></text:span><text:span text:style-name="Source_20_Text"><text:span text:style-name="T48">dr-xr-xr-x 2 root root 0 Dec 17 14:11 tracing</text:span></text:span><text:span text:style-name="T51"><text:line-break/></text:span><text:span text:style-name="Source_20_Text"><text:span text:style-name="T48">-rw-r--r-- 1 root root 4096 Dec 17 12:19 uevent_helper</text:span></text:span><text:span text:style-name="T51"><text:line-break/></text:span><text:span text:style-name="Source_20_Text"><text:span text:style-name="T48">-r--r--r-- 1 root root 4096 Dec 17 12:19 uevent_seqnum</text:span></text:span><text:span text:style-name="T51"><text:line-break/></text:span><text:span text:style-name="Source_20_Text"><text:span text:style-name="T48">-r--r--r-- 1 root root 4096 Dec 17 14:11 vmcoreinfo</text:span></text:span></text:p>
      <text:p text:style-name="Standard"/>
      <text:p text:style-name="Standard">* <text:span text:style-name="T1">Now our sysfs entry is there under </text:span><text:span text:style-name="Source_20_Text"><text:span text:style-name="T8">/sys/kernel</text:span></text:span><text:span text:style-name="T1"> directory.</text:span></text:p>
      <text:p text:style-name="Standard">* <text:span text:style-name="T1">Now check sysfs file in etx_sysfs using </text:span><text:span text:style-name="Source_20_Text"><text:span text:style-name="T8">ls -l /sys/kernel/etx_sysfs</text:span></text:span></text:p>
      <text:p text:style-name="Standard"/>
      <text:p text:style-name="P6"><text:span text:style-name="Source_20_Text"><text:span text:style-name="T50">khan@dell</text:span></text:span><text:span text:style-name="Source_20_Text"><text:span text:style-name="T48">: ls -l /sys/kernel/etx_sysfs-rw-rw---- 1 root root 4096 Dec 17 16:37 etx_value</text:span></text:span></text:p>
      <text:p text:style-name="Standard"/>
      <text:p text:style-name="Standard">* <text:span text:style-name="T1">Our sysfs file also there. Now go under root permission using </text:span><text:span text:style-name="Source_20_Text"><text:span text:style-name="T8">sudo su</text:span></text:span><text:span text:style-name="T1">.</text:span></text:p>
      <text:p text:style-name="Standard">* <text:span text:style-name="T1">Now read that file using </text:span><text:span text:style-name="Source_20_Text"><text:span text:style-name="T8">cat /sys/kernel/etx_sysfs/etx_value</text:span></text:span></text:p>
      <text:p text:style-name="Standard"/>
      <text:p text:style-name="Standard"/>
      <text:p text:style-name="P6"><text:a xlink:type="simple" xlink:href="mailto:khan@dell" text:style-name="Internet_20_link" text:visited-style-name="Visited_20_Internet_20_Link"><text:span text:style-name="Source_20_Text">khan@dell</text:span></text:a><text:span text:style-name="Source_20_Text"><text:span text:style-name="T50">:</text:span></text:span><text:span text:style-name="Source_20_Text"><text:span text:style-name="T48">#cat /sys/kernel/etx_sysfs/etx_value</text:span></text:span><text:line-break/><text:span text:style-name="Source_20_Text"><text:span text:style-name="Strong_20_Emphasis"><text:span text:style-name="T52">0</text:span></text:span></text:span></text:p>
      <text:p text:style-name="Standard"/>
      <text:p text:style-name="Standard">* <text:span text:style-name="T1">So Value is 0 (initial value is 0). Now modify using echo command.</text:span></text:p>
      <text:p text:style-name="P31"><text:span text:style-name="T49">khan@dell:</text:span><text:span text:style-name="T47">#echo 123 &gt; /sys/kernel/etx_sysfs/etx_value</text:span></text:p>
      <text:p text:style-name="P31"><text:span text:style-name="T47"/></text:p>
      <text:p text:style-name="P31"><text:span text:style-name="T47"/></text:p>
      <text:p text:style-name="P31"><text:soft-page-break/><text:span text:style-name="T47">* </text:span><text:span text:style-name="T1">Now again read that file using </text:span><text:span text:style-name="Source_20_Text"><text:span text:style-name="T8">cat /sys/kernel/etx_sysfs/etx_value</text:span></text:span></text:p>
      <text:p text:style-name="P31"><text:span text:style-name="T47"/></text:p>
      <text:p text:style-name="P35"><text:span text:style-name="Source_20_Text"><text:span text:style-name="T50">khan@dell:</text:span></text:span><text:span text:style-name="Source_20_Text"><text:span text:style-name="T48">#cat /sys/kernel/etx_sysfs/etx_value</text:span></text:span></text:p>
      <text:p text:style-name="P33"><text:span text:style-name="Source_20_Text"><text:span text:style-name="Strong_20_Emphasis"><text:span text:style-name="T52">123</text:span></text:span></text:span></text:p>
      <text:p text:style-name="P31"><text:span text:style-name="T47"/></text:p>
      <text:p text:style-name="P31"><text:span text:style-name="T47">* </text:span><text:span text:style-name="T16">So our sysfs is working fine.</text:span></text:p>
      <text:p text:style-name="P31"><text:span text:style-name="T47">* </text:span><text:span text:style-name="T1">Unload the module using </text:span><text:span text:style-name="Source_20_Text"><text:span text:style-name="T8">sudo rmmod driver</text:span></text:span></text:p>
      <text:p text:style-name="P31"><text:span text:style-name="T47"/></text:p>
      <text:p text:style-name="P4"><text:span text:style-name="T46">This is the simple example using sysfs in device driver. This is just a basic.</text:span></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oft-page-break/><text:span text:style-name="T47"/></text:p>
      <text:p text:style-name="P31"><text:span text:style-name="T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ltonian Tattoo" svg:font-family="'Miltonian Tattoo', sans-serif"/>
    <style:font-face style:name="inherit" svg:font-family="inherit"/>
    <style:font-face style:name="monospace" svg:font-family="monospace"/>
    <style:font-face style:name="monospace1"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10:38:29.027367043</meta:creation-date>
    <dc:date>2018-09-24T18:19:18.138756704</dc:date>
    <meta:editing-duration>PT1H40M24S</meta:editing-duration>
    <meta:editing-cycles>6</meta:editing-cycles>
    <meta:generator>LibreOffice/5.1.6.2$Linux_X86_64 LibreOffice_project/10m0$Build-2</meta:generator>
    <meta:document-statistic meta:table-count="7" meta:image-count="0" meta:object-count="0" meta:page-count="9" meta:paragraph-count="192" meta:word-count="1424" meta:character-count="8954" meta:non-whitespace-character-count="7551"/>
  </office:meta>
</office:document-meta>
</file>